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0000001F51E5C374E.png"/>
  <manifest:file-entry manifest:media-type="image/png" manifest:full-path="Pictures/10000000000001F4000001C8F718740B.png"/>
  <manifest:file-entry manifest:media-type="image/png" manifest:full-path="Pictures/10000000000001D3000001F5AE722951.png"/>
  <manifest:file-entry manifest:media-type="image/png" manifest:full-path="Pictures/100000000000020C000001F2F94DC6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5.5cm" svg:height="5.376cm" svg:x="0.2cm" svg:y="0.124cm">
          <draw:image xlink:href="Pictures/10000000000001F4000001C8F718740B.png" xlink:type="simple" xlink:show="embed" xlink:actuate="onLoad">
            <text:p/>
          </draw:image>
        </draw:frame>
        <draw:frame draw:style-name="gr1" draw:text-style-name="P1" draw:layer="layout" svg:width="6cm" svg:height="5.5cm" svg:x="5.9cm" svg:y="0.1cm">
          <draw:image xlink:href="Pictures/100000000000020C000001F2F94DC6FD.png" xlink:type="simple" xlink:show="embed" xlink:actuate="onLoad">
            <text:p/>
          </draw:image>
        </draw:frame>
        <draw:rect draw:style-name="gr2" draw:text-style-name="P1" draw:layer="layout" svg:width="3.306cm" svg:height="1.091cm" svg:x="0.062cm" svg:y="-0.296cm">
          <text:p/>
        </draw:rect>
        <draw:frame draw:style-name="gr1" draw:text-style-name="P1" draw:layer="layout" svg:width="5.5cm" svg:height="5.5cm" svg:x="0.1cm" svg:y="7.5cm">
          <draw:image xlink:href="Pictures/10000000000001B0000001F51E5C374E.png" xlink:type="simple" xlink:show="embed" xlink:actuate="onLoad">
            <text:p/>
          </draw:image>
        </draw:frame>
        <draw:frame draw:style-name="gr1" draw:text-style-name="P1" draw:layer="layout" svg:width="6.023cm" svg:height="5.5cm" svg:x="5.977cm" svg:y="7.4cm">
          <draw:image xlink:href="Pictures/10000000000001D3000001F5AE722951.png" xlink:type="simple" xlink:show="embed" xlink:actuate="onLoad">
            <text:p/>
          </draw:image>
        </draw:frame>
        <draw:rect draw:style-name="gr2" draw:text-style-name="P1" draw:layer="layout" svg:width="0.453cm" svg:height="5.735cm" svg:x="-0.199cm" svg:y="0.072cm">
          <text:p/>
        </draw:rect>
        <draw:rect draw:style-name="gr2" draw:text-style-name="P1" draw:layer="layout" svg:width="5.578cm" svg:height="0.495cm" svg:x="0.08cm" svg:y="5.448cm">
          <text:p/>
        </draw:rect>
        <draw:rect draw:style-name="gr2" draw:text-style-name="P1" draw:layer="layout" svg:width="0.724cm" svg:height="2.309cm" svg:x="5.545cm" svg:y="-0.028cm">
          <text:p/>
        </draw:rect>
        <draw:frame draw:style-name="gr3" draw:layer="layout" svg:width="3.765cm" svg:height="1.012cm" svg:x="1.115cm" svg:y="5.754cm">
          <draw:text-box>
            <text:p>Centralized</text:p>
          </draw:text-box>
        </draw:frame>
        <draw:frame draw:style-name="gr3" draw:layer="layout" svg:width="4.434cm" svg:height="1.012cm" svg:x="1.116cm" svg:y="13.254cm">
          <draw:text-box>
            <text:p>Decentralized</text:p>
          </draw:text-box>
        </draw:frame>
        <draw:frame draw:style-name="gr3" draw:layer="layout" svg:width="2.385cm" svg:height="1.012cm" svg:x="7.816cm" svg:y="13.254cm">
          <draw:text-box>
            <text:p>Hybrid</text:p>
          </draw:text-box>
        </draw:frame>
        <draw:frame draw:style-name="gr3" draw:layer="layout" svg:width="3.905cm" svg:height="1.012cm" svg:x="7.317cm" svg:y="5.654cm">
          <draw:text-box>
            <text:p>Hierarchic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2T10:57:03</meta:creation-date>
    <meta:editing-duration>PT5M47S</meta:editing-duration>
    <meta:editing-cycles>3</meta:editing-cycles>
    <meta:generator>OpenOffice.org/3.3$Unix OpenOffice.org_project/330m20$Build-9567</meta:generator>
    <meta:initial-creator>Alberto Montresor</meta:initial-creator>
    <dc:date>2011-10-22T11:21:07</dc:date>
    <dc:creator>Alberto Montresor</dc:creator>
    <meta:document-statistic meta:object-count="12"/>
  </office:meta>
</office:document-meta>
</file>